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officeooo:rsid="0004d911" officeooo:paragraph-rsid="0004d911" style:font-size-asian="9pt" style:font-size-complex="9pt"/>
    </style:style>
    <style:style style:name="P2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1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officeooo:paragraph-rsid="0006742c" style:font-size-asian="9pt" style:font-size-complex="9pt"/>
    </style:style>
    <style:style style:name="P24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super 58%" fo:font-size="8pt" style:text-underline-style="none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010385"/>
    </style:style>
    <style:style style:name="T12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7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18" style:family="text">
      <style:text-properties style:font-name="Tahoma1" style:text-underline-style="solid" style:text-underline-width="auto" style:text-underline-color="font-color"/>
    </style:style>
    <style:style style:name="T19" style:family="text">
      <style:text-properties style:font-name="Tahoma1"/>
    </style:style>
    <style:style style:name="T20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21" style:family="text">
      <style:text-properties style:font-name="Tahoma1" officeooo:rsid="0006742c"/>
    </style:style>
    <style:style style:name="T22" style:family="text">
      <style:text-properties style:font-name="Tahoma1" officeooo:rsid="0002ee08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A2" office:value-type="string">
              <text:p text:style-name="P3"/>
            </table:table-cell>
            <table:table-cell table:style-name="Táblázat1.V2" office:value-type="string">
              <text:p text:style-name="P3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</text:span><text:span text:style-name="T11">Érz</text:span><text:span text:style-name="T1">: </text:span><text:span text:style-name="T7"><text:tab/></text:span></text:p>
        <text:p text:style-name="P13"><text:span text:style-name="T12">H1:</text:span><text:span text:style-name="T7"> <text:s text:c="13"/></text:span>: <text:span text:style-name="T7"><text:s text:c="5"/></text:span><text:span text:style-name="T12">.sz </text:span><text:span text:style-name="T7">(</text:span><text:span text:style-name="T13">S</text:span><text:span text:style-name="T7"> <text:s text:c="2"/>)</text:span><text:tab/><text:span text:style-name="T14">Mesterfegyver (fegy, fok)</text:span><text:span text:style-name="T15">:</text:span> <text:span text:style-name="T7"><text:tab/></text:span></text:p>
        <text:p text:style-name="P14"><text:span text:style-name="T16">H</text:span><text:span text:style-name="T17">2</text:span><text:span text:style-name="T16">:</text:span><text:span text:style-name="T18"> <text:s text:c="13"/></text:span><text:span text:style-name="T19">: </text:span><text:span text:style-name="T18"><text:s text:c="5"/></text:span><text:span text:style-name="T16">.sz </text:span><text:span text:style-name="T18">(</text:span><text:span text:style-name="T20">S</text:span><text:span text:style-name="T18"> <text:s text:c="2"/>)</text:span><text:span text:style-name="T19"> Ψ </text:span><text:span text:style-name="T21">használat</text:span><text:span text:style-name="T22"> szint</text:span><text:span text:style-name="T19">: </text:span><text:span text:style-name="T18"><text:tab/></text:span><text:span text:style-name="T19"> </text:span><text:span text:style-name="T22">Aura</text:span><text:span text:style-name="T19">: </text:span><text:span text:style-name="T18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Fortély, Manőver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Fortély, Manőver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A2" office:value-type="string">
              <text:p text:style-name="P16">Fájdalomtűrés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>Észlelés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>Emberismeret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9">Akrobatika</text:p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2" office:value-type="string">
              <text:p text:style-name="P18"/>
            </table:table-cell>
            <table:table-cell table:style-name="Táblázat2.B2" office:value-type="string">
              <text:p text:style-name="P17"/>
            </table:table-cell>
            <table:table-cell table:style-name="Táblázat2.A2" office:value-type="string">
              <text:p text:style-name="P18"/>
            </table:table-cell>
            <table:table-cell table:style-name="Táblázat2.D2" office:value-type="string">
              <text:p text:style-name="P17"/>
            </table:table-cell>
          </table:table-row>
          <table:table-row>
            <table:table-cell table:style-name="Táblázat2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3.A2" office:value-type="string">
              <text:p text:style-name="P18"/>
            </table:table-cell>
          </table:table-row>
        </table:table>
        <text:p text:style-name="P21"/>
      </text:section>
      <text:p text:style-name="P22"/>
      <text:p text:style-name="P22"/>
      <text:p text:style-name="P22"><text:s/></text:p>
      <text:section text:style-name="Sect1" text:name="Szakasz2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A2" office:value-type="string">
              <text:p text:style-name="P3"/>
            </table:table-cell>
            <table:table-cell table:style-name="Táblázat4.V2" office:value-type="string">
              <text:p text:style-name="P3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</text:span><text:span text:style-name="T11">Érz</text:span><text:span text:style-name="T1">: </text:span><text:span text:style-name="T7"><text:tab/></text:span></text:p>
        <text:p text:style-name="P13"><text:span text:style-name="T12">H1:</text:span><text:span text:style-name="T7"> <text:s text:c="13"/></text:span>: <text:span text:style-name="T7"><text:s text:c="5"/></text:span><text:span text:style-name="T12">.sz </text:span><text:span text:style-name="T7">(</text:span><text:span text:style-name="T13">S</text:span><text:span text:style-name="T7"> <text:s text:c="2"/>)</text:span><text:tab/><text:span text:style-name="T14">Mesterfegyver (fegy, fok)</text:span><text:span text:style-name="T15">:</text:span> <text:span text:style-name="T7"><text:tab/></text:span></text:p>
        <text:p text:style-name="P23"><text:span text:style-name="T16">H</text:span><text:span text:style-name="T17">2</text:span><text:span text:style-name="T16">:</text:span><text:span text:style-name="T18"> <text:s text:c="13"/></text:span><text:span text:style-name="T19">: </text:span><text:span text:style-name="T18"><text:s text:c="5"/></text:span><text:span text:style-name="T16">.sz </text:span><text:span text:style-name="T18">(</text:span><text:span text:style-name="T20">S</text:span><text:span text:style-name="T18"> <text:s text:c="2"/>)</text:span><text:span text:style-name="T19"> Ψ </text:span><text:span text:style-name="T21">használat</text:span><text:span text:style-name="T22"> szint</text:span><text:span text:style-name="T19">: </text:span><text:span text:style-name="T18"><text:tab/></text:span><text:span text:style-name="T19"> </text:span><text:span text:style-name="T22">Aura</text:span><text:span text:style-name="T19">: </text:span><text:span text:style-name="T18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Fortély, Manőver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Fortély, Manőver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A2" office:value-type="string">
              <text:p text:style-name="P16">Fájdalomtűrés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>Észlelés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>Emberismeret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9">Akrobatika</text:p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2" office:value-type="string">
              <text:p text:style-name="P18"/>
            </table:table-cell>
            <table:table-cell table:style-name="Táblázat5.B2" office:value-type="string">
              <text:p text:style-name="P17"/>
            </table:table-cell>
            <table:table-cell table:style-name="Táblázat5.A2" office:value-type="string">
              <text:p text:style-name="P18"/>
            </table:table-cell>
            <table:table-cell table:style-name="Táblázat5.D2" office:value-type="string">
              <text:p text:style-name="P17"/>
            </table:table-cell>
          </table:table-row>
          <table:table-row>
            <table:table-cell table:style-name="Táblázat5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6.A2" office:value-type="string">
              <text:p text:style-name="P18"/>
            </table:table-cell>
          </table:table-row>
        </table:table>
        <text:p text:style-name="P21"/>
      </text:section>
      <text:p text:style-name="P24"/>
      <text:p text:style-name="P22"/>
      <text:p text:style-name="P22"><text:s/></text:p>
      <text:section text:style-name="Sect1" text:name="Szakasz3">
        <text:p text:style-name="P1"><text:span text:style-name="T1">Név, jellemző, szint: </text:span><text:span text:style-name="T2"><text:s/><text:tab/></text:span></text:p>
        <text:p text:style-name="P2"><text:span text:style-name="T3">Fegyverei: </text:span><text:span text:style-name="T4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3"><text:span text:style-name="T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3">SFÉ: <text:span text:style-name="T6">SZ</text:span><text:span text:style-name="T7"> <text:s/></text:span><text:span text:style-name="T1"><text:s/>/ </text:span><text:span text:style-name="T8">V</text:span><text:span text:style-name="T7"> <text:s/></text:span><text:span text:style-name="T1"><text:s/>/ </text:span><text:span text:style-name="T8">Z</text:span><text:span text:style-name="T1"> </text:span><text:span text:style-name="T7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A2" office:value-type="string">
              <text:p text:style-name="P3"/>
            </table:table-cell>
            <table:table-cell table:style-name="Táblázat7.V2" office:value-type="string">
              <text:p text:style-name="P3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5"><text:span text:style-name="T5">KÉ</text:span>: <text:span text:style-name="T7"><text:tab/></text:span><text:span text:style-name="T1"> <text:s/>F1(</text:span><text:span text:style-name="T7"> <text:s text:c="10"/></text:span><text:span text:style-name="T1">): </text:span><text:span text:style-name="T7"><text:tab/></text:span><text:span text:style-name="T9">SP</text:span><text:span text:style-name="T1"><text:tab/>F2(</text:span><text:span text:style-name="T7"> <text:s text:c="11"/></text:span><text:span text:style-name="T1">): </text:span><text:span text:style-name="T7"><text:tab/></text:span><text:span text:style-name="T9">SP</text:span></text:p>
        <text:p text:style-name="P6"><text:span text:style-name="T5">TÉ</text:span>: <text:span text:style-name="T7"><text:tab/></text:span><text:span text:style-name="T1"> T/K:</text:span><text:span text:style-name="T7"><text:tab/></text:span></text:p>
        <text:p text:style-name="P7"><text:span text:style-name="T10">VÉ</text:span><text:span text:style-name="T1">: </text:span><text:span text:style-name="T7"><text:tab/></text:span></text:p>
        <text:p text:style-name="P8"><text:tab/></text:p>
        <text:p text:style-name="P9"><text:span text:style-name="T1">Pajzs: </text:span><text:tab/><text:span text:style-name="T1"><text:tab/>Erőbónusz: </text:span><text:tab/></text:p>
        <text:p text:style-name="P10"><text:span text:style-name="T10">CÉ</text:span><text:span text:style-name="T1">: </text:span><text:span text:style-name="T7"><text:tab/></text:span></text:p>
        <text:p text:style-name="P11"><text:span text:style-name="T1">Puszta kézzel: KÉ:</text:span><text:span text:style-name="T7"> <text:s text:c="4"/></text:span><text:span text:style-name="T1"><text:s/>TÉ:</text:span><text:span text:style-name="T7"> <text:s text:c="12"/></text:span><text:span text:style-name="T1"><text:s/>VÉ: </text:span><text:span text:style-name="T7"><text:tab/></text:span></text:p>
        <text:p text:style-name="P12"><text:span text:style-name="T1">Erő: </text:span><text:span text:style-name="T7"><text:tab/></text:span><text:span text:style-name="T1"> Edz: </text:span><text:span text:style-name="T7"><text:tab/></text:span><text:span text:style-name="T1"> Gyors: </text:span><text:span text:style-name="T7"><text:tab/></text:span><text:span text:style-name="T1"> Ügy: </text:span><text:span text:style-name="T7"><text:tab/></text:span><text:span text:style-name="T1"> IQ: </text:span><text:span text:style-name="T7"><text:tab/></text:span><text:span text:style-name="T1"> Eml: </text:span><text:span text:style-name="T7"><text:tab/></text:span><text:span text:style-name="T1"> Önur: </text:span><text:span text:style-name="T7"><text:tab/></text:span><text:span text:style-name="T1"> </text:span><text:span text:style-name="T11">Érz</text:span><text:span text:style-name="T1">: </text:span><text:span text:style-name="T7"><text:tab/></text:span></text:p>
        <text:p text:style-name="P13"><text:span text:style-name="T12">H1:</text:span><text:span text:style-name="T7"> <text:s text:c="13"/></text:span>: <text:span text:style-name="T7"><text:s text:c="5"/></text:span><text:span text:style-name="T12">.sz </text:span><text:span text:style-name="T7">(</text:span><text:span text:style-name="T13">S</text:span><text:span text:style-name="T7"> <text:s text:c="2"/>)</text:span><text:tab/><text:span text:style-name="T14">Mesterfegyver (fegy, fok)</text:span><text:span text:style-name="T15">:</text:span> <text:span text:style-name="T7"><text:tab/></text:span></text:p>
        <text:p text:style-name="P23"><text:span text:style-name="T16">H</text:span><text:span text:style-name="T17">2</text:span><text:span text:style-name="T16">:</text:span><text:span text:style-name="T18"> <text:s text:c="13"/></text:span><text:span text:style-name="T19">: </text:span><text:span text:style-name="T18"><text:s text:c="5"/></text:span><text:span text:style-name="T16">.sz </text:span><text:span text:style-name="T18">(</text:span><text:span text:style-name="T20">S</text:span><text:span text:style-name="T18"> <text:s text:c="2"/>)</text:span><text:span text:style-name="T19"> Ψ </text:span><text:span text:style-name="T21">használat</text:span><text:span text:style-name="T22"> szint</text:span><text:span text:style-name="T19">: </text:span><text:span text:style-name="T18"><text:tab/></text:span><text:span text:style-name="T19"> </text:span><text:span text:style-name="T22">Aura</text:span><text:span text:style-name="T19">: </text:span><text:span text:style-name="T18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Fortély, Manőver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Fortély, Manőver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A2" office:value-type="string">
              <text:p text:style-name="P16">Fájdalomtűrés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>Észlelés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>Emberismeret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9">Akrobatika</text:p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2" office:value-type="string">
              <text:p text:style-name="P18"/>
            </table:table-cell>
            <table:table-cell table:style-name="Táblázat8.B2" office:value-type="string">
              <text:p text:style-name="P17"/>
            </table:table-cell>
            <table:table-cell table:style-name="Táblázat8.A2" office:value-type="string">
              <text:p text:style-name="P18"/>
            </table:table-cell>
            <table:table-cell table:style-name="Táblázat8.D2" office:value-type="string">
              <text:p text:style-name="P17"/>
            </table:table-cell>
          </table:table-row>
          <table:table-row>
            <table:table-cell table:style-name="Táblázat8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8"><text:span text:style-name="T5">Leírás:</text:span> </text:p>
            </table:table-cell>
          </table:table-row>
          <table:table-row>
            <table:table-cell table:style-name="Táblázat9.A2" office:value-type="string">
              <text:p text:style-name="P18"/>
            </table:table-cell>
          </table:table-row>
        </table:table>
        <text:p text:style-name="P21"/>
      </text:section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meta:creation-date>2007-11-04T22:52:01</meta:creation-date>
    <dc:date>2024-11-01T21:10:27.332346955</dc:date>
    <dc:language>hu-HU</dc:language>
    <meta:editing-cycles>8</meta:editing-cycles>
    <meta:editing-duration>P2DT3H57M55S</meta:editing-duration>
    <meta:document-statistic meta:table-count="9" meta:image-count="0" meta:object-count="0" meta:page-count="1" meta:paragraph-count="74" meta:word-count="204" meta:character-count="1538" meta:non-whitespace-character-count="999"/>
    <meta:user-defined meta:name="Info 1"/>
    <meta:user-defined meta:name="Info 2"/>
    <meta:user-defined meta:name="Info 3"/>
    <meta:user-defined meta:name="Info 4"/>
  </office:meta>
</office:document-meta>
</file>